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Benvenuti in [Nome dell’impresa] – Il Parquet che Racconta Storie</text:span></text:p>
      <text:p text:style-name="Text_20_body">Ciao! Mi chiamo [Nome della fondatrice], e sono la fondatrice di [Nome dell’impresa], una realtà giovane, dinamica e innovativa nel mondo del parquet. Nata dalla passione per il design, la qualità e l'attenzione ai dettagli, la nostra impresa si distingue per il suo impegno a portare calore e bellezza nelle case e negli spazi dei nostri clienti.</text:p>
      <text:p text:style-name="Text_20_body"><text:span text:style-name="Strong_20_Emphasis">Perché Parquet?</text:span></text:p>
      <text:p text:style-name="Text_20_body">Ho sempre creduto che ogni ambiente possa raccontare una storia attraverso i materiali che lo compongono. Il parquet è una scelta che va oltre l’estetica: è una soluzione che unisce eleganza, durata e un'impronta naturale che arricchisce ogni stanza. La nostra missione è offrire non solo pavimenti di alta qualità, ma anche un'esperienza personalizzata per ogni cliente, aiutandoli a scegliere il parquet che meglio si adatta alle loro esigenze e al loro stile di vita.</text:p>
      <text:p text:style-name="Text_20_body"><text:span text:style-name="Strong_20_Emphasis">Il nostro approccio</text:span></text:p>
      <text:list xml:id="list5420318185696421114" text:style-name="L1">
        <text:list-item>
          <text:p text:style-name="P1"><text:span text:style-name="Strong_20_Emphasis">Innovazione e Creatività:</text:span> Non ci limitiamo a riprodurre modelli tradizionali. Ogni progetto è unico, pensato per rispondere alle specifiche richieste dei nostri clienti, con un occhio sempre attento alle tendenze e alle novità del settore.</text:p>
        </text:list-item>
        <text:list-item>
          <text:p text:style-name="P1"><text:span text:style-name="Strong_20_Emphasis">Qualità e Sostenibilità:</text:span> Siamo fermamente convinti che qualità e sostenibilità possano andare di pari passo. Selezioniamo legni pregiati provenienti da fornitori che rispettano rigorosi standard ecologici, garantendo pavimenti belli e durevoli, ma anche rispettosi dell’ambiente.</text:p>
        </text:list-item>
        <text:list-item>
          <text:p text:style-name="P1"><text:span text:style-name="Strong_20_Emphasis">Assistenza e Cura del Cliente:</text:span> Non solo vendiamo parquet, ma offriamo consulenza e assistenza in ogni fase del progetto, dalla scelta del materiale all'installazione, per garantire la massima soddisfazione.</text:p>
        </text:list-item>
      </text:list>
      <text:p text:style-name="Text_20_body"><text:span text:style-name="Strong_20_Emphasis">Perché scegliere [Nome dell’impresa]?</text:span></text:p>
      <text:list xml:id="list3332213159148332242" text:style-name="L2">
        <text:list-item>
          <text:p text:style-name="P3"><text:span text:style-name="Strong_20_Emphasis">Servizio Personalizzato:</text:span> Ascoltiamo i desideri dei nostri clienti e lavoriamo insieme a loro per creare l’ambiente perfetto.</text:p>
        </text:list-item>
        <text:list-item>
          <text:p text:style-name="P3"><text:span text:style-name="Strong_20_Emphasis">Esperienza e Professionalità:</text:span> Nonostante la giovane età, ho messo a frutto anni di esperienza e formazione nel settore per offrire un servizio eccellente e garantire il risultato finale.</text:p>
        </text:list-item>
        <text:list-item>
          <text:p text:style-name="P2"><text:span text:style-name="Strong_20_Emphasis">Passione per il Design:</text:span> Ogni progetto è un’opportunità per esprimere la nostra passione per il design e il nostro impegno a rendere ogni spazio unico.</text:p>
        </text:list-item>
      </text:list>
      <text:p text:style-name="Text_20_body">Se stai cercando un parquet che porti calore, eleganza e un tocco personale al tuo ambiente, [Nome dell’impresa] è la scelta giusta per te!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350" meta:character-count="2285"/>
    <dc:date>2025-01-01T01:50:03.78</dc:date>
    <meta:generator>OpenOffice/4.1.15$Win32 OpenOffice.org_project/4115m2$Build-9813</meta:generator>
  </office:meta>
</office:document-meta>
</file>